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2" svg:font-family="'JetBrains Mono'"/>
    <style:font-face style:name="JetBrains Mono1" svg:font-family="'JetBrains Mono', monospace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001e49"/>
    </style:style>
    <style:style style:name="P2" style:family="paragraph" style:parent-style-name="Standard">
      <style:text-properties style:font-name="Cabin" fo:language="fr" fo:country="FR" officeooo:rsid="0006a18c" officeooo:paragraph-rsid="00001e49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4d5434" officeooo:paragraph-rsid="00001e49"/>
    </style:style>
    <style:style style:name="P4" style:family="paragraph" style:parent-style-name="Standard">
      <style:text-properties style:font-name="Cabin" fo:language="fr" fo:country="FR" officeooo:rsid="004d5434" officeooo:paragraph-rsid="00001e49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001e49"/>
    </style:style>
    <style:style style:name="P6" style:family="paragraph" style:parent-style-name="Standard">
      <style:text-properties style:font-name="Cabin" fo:language="fr" fo:country="FR" officeooo:rsid="0006f91c" officeooo:paragraph-rsid="00001e49"/>
    </style:style>
    <style:style style:name="P7" style:family="paragraph" style:parent-style-name="Standard">
      <style:paragraph-properties fo:text-align="justify" style:justify-single-word="false"/>
      <style:text-properties style:font-name="Cabin" fo:language="fr" fo:country="FR" officeooo:rsid="00185671" officeooo:paragraph-rsid="00001e49"/>
    </style:style>
    <style:style style:name="P8" style:family="paragraph" style:parent-style-name="Standard">
      <style:text-properties style:font-name="Courier" fo:font-size="10pt" fo:language="fr" fo:country="FR" officeooo:rsid="004d5434" officeooo:paragraph-rsid="00001e49" style:font-size-asian="10pt" style:font-size-complex="10pt"/>
    </style:style>
    <style:style style:name="P9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fo:language="fr" fo:country="FR" officeooo:rsid="0006f91c" officeooo:paragraph-rsid="00001e49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P11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officeooo:paragraph-rsid="0010da8f" style:font-size-asian="12pt" style:font-size-complex="12pt"/>
    </style:style>
    <style:style style:name="P12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001e49"/>
    </style:style>
    <style:style style:name="P13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001e49" style:font-weight-asian="bold" style:font-weight-complex="bold"/>
    </style:style>
    <style:style style:name="P14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fo:font-style="normal" fo:font-weight="normal" officeooo:paragraph-rsid="0010da8f" style:font-size-asian="12pt" style:font-style-asian="normal" style:font-weight-asian="normal" style:font-size-complex="12pt"/>
    </style:style>
    <style:style style:name="P15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cc7832" style:font-name="Courier New" fo:font-size="12pt" fo:language="fr" fo:country="FR" officeooo:rsid="0006f91c" officeooo:paragraph-rsid="00001e49" fo:background-color="#2b2b2b" style:font-size-asian="12pt" style:font-size-complex="12pt"/>
    </style:style>
    <style:style style:name="T1" style:family="text">
      <style:text-properties officeooo:rsid="000c4af3"/>
    </style:style>
    <style:style style:name="T2" style:family="text">
      <style:text-properties officeooo:rsid="005f71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c919a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52bab3"/>
    </style:style>
    <style:style style:name="T7" style:family="text">
      <style:text-properties style:font-name="Courier" officeooo:rsid="00016feb"/>
    </style:style>
    <style:style style:name="T8" style:family="text">
      <style:text-properties officeooo:rsid="004dfbb8"/>
    </style:style>
    <style:style style:name="T9" style:family="text">
      <style:text-properties officeooo:rsid="004e630f"/>
    </style:style>
    <style:style style:name="T10" style:family="text">
      <style:text-properties officeooo:rsid="004fc2a9"/>
    </style:style>
    <style:style style:name="T11" style:family="text">
      <style:text-properties officeooo:rsid="00515ad6"/>
    </style:style>
    <style:style style:name="T12" style:family="text">
      <style:text-properties officeooo:rsid="0052bab3"/>
    </style:style>
    <style:style style:name="T13" style:family="text">
      <style:text-properties officeooo:rsid="00548e60"/>
    </style:style>
    <style:style style:name="T14" style:family="text">
      <style:text-properties officeooo:rsid="00001e49"/>
    </style:style>
    <style:style style:name="T15" style:family="text">
      <style:text-properties officeooo:rsid="000242ed"/>
    </style:style>
    <style:style style:name="T16" style:family="text">
      <style:text-properties officeooo:rsid="0004714a"/>
    </style:style>
    <style:style style:name="T17" style:family="text">
      <style:text-properties officeooo:rsid="00060894"/>
    </style:style>
    <style:style style:name="T18" style:family="text">
      <style:text-properties officeooo:rsid="0006336c"/>
    </style:style>
    <style:style style:name="T19" style:family="text">
      <style:text-properties officeooo:rsid="000a359c"/>
    </style:style>
    <style:style style:name="T20" style:family="text">
      <style:text-properties officeooo:rsid="000c5f0d"/>
    </style:style>
    <style:style style:name="T21" style:family="text">
      <style:text-properties officeooo:rsid="000c8d13"/>
    </style:style>
    <style:style style:name="T22" style:family="text">
      <style:text-properties officeooo:rsid="000fd0c5"/>
    </style:style>
    <style:style style:name="T23" style:family="text">
      <style:text-properties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19">aclay | </text:span>20<text:span text:style-name="T14">22</text:span>-<text:span text:style-name="T2">23</text:span></text:p>
      <text:p text:style-name="P2"/>
      <text:p text:style-name="P2"/>
      <text:p text:style-name="P12"><text:span text:style-name="T3">Nom :</text:span> <text:span text:style-name="T22">VENGADABADY</text:span></text:p>
      <text:p text:style-name="P12"><text:span text:style-name="T3">Prénom :</text:span> <text:span text:style-name="T22">Lokeshwaran </text:span></text:p>
      <text:p text:style-name="P2"/>
      <text:p text:style-name="P2"/>
      <text:p text:style-name="P2"/>
      <text:p text:style-name="P13">Exercice <text:span text:style-name="T4">5</text:span></text:p>
      <text:p text:style-name="P2"/>
      <text:p text:style-name="P3">On souhaite mettre en place un éditeur simple de dessins à base de formes géométriques, sous forme d’un package <text:span text:style-name="T7">et3</text:span><text:span text:style-name="T5">.java.geometrie</text:span> regroupant les classes permettant de manipuler des formes<text:span text:style-name="T8"> </text:span>géométriques bidimensionnelles simples, ici : des cercles, des rectangles, et des<text:span text:style-name="T8"> </text:span>carrés. On aura les<text:span text:style-name="T8"> </text:span>contraintes suivantes :</text:p>
      <text:p text:style-name="P3"/>
      <text:p text:style-name="P3"><text:span text:style-name="T8"><text:tab/></text:span>— <text:span text:style-name="T8">c</text:span>haque forme possède un centre de gravité (instance de <text:span text:style-name="T5">java.awt.Point</text:span>) ainsi <text:span text:style-name="T8"><text:tab/></text:span>qu’une couleur<text:span text:style-name="T8"> </text:span>(instance de <text:span text:style-name="T5">java.awt.Color</text:span>)<text:span text:style-name="T15"> ;</text:span></text:p>
      <text:p text:style-name="P3"><text:span text:style-name="T8"><text:tab/></text:span>— <text:span text:style-name="T8">t</text:span>oute forme géométrique doit pouvoir avoir les comportements suivants :</text:p>
      <text:p text:style-name="P3"><text:span text:style-name="T8"><text:tab/><text:tab/></text:span>— translation, prenant en paramètres deux nombres représentant un déplacement horizontal et<text:span text:style-name="T8"> </text:span>vertical</text:p>
      <text:p text:style-name="P3"><text:span text:style-name="T8"><text:tab/><text:tab/></text:span>— représentation sous la forme d’une chaı̂ne de caractères<text:span text:style-name="T8"> </text:span>donnant le nom de la forme et la description textuelle de chacun de ses attributs. Par<text:span text:style-name="T8"> </text:span>exemple, la chaı̂ne de caractères produite pour un cercle pourrait être :</text:p>
      <text:p text:style-name="P8"/>
      <text:p text:style-name="P8"><text:span text:style-name="T8"><text:tab/></text:span>[ Cercle</text:p>
      <text:p text:style-name="P8"><text:span text:style-name="T8"><text:tab/><text:tab/></text:span>[ centre de gravité : x =10 , y =4]</text:p>
      <text:p text:style-name="P8"><text:span text:style-name="T8"><text:tab/><text:tab/></text:span>[ rayon : 20]</text:p>
      <text:p text:style-name="P8"><text:span text:style-name="T8"><text:tab/><text:tab/></text:span>[ couleur : r =82 , g =255 , b =0]</text:p>
      <text:p text:style-name="P8"><text:span text:style-name="T8"><text:tab/></text:span>]</text:p>
      <text:p text:style-name="P4"/>
      <text:p text:style-name="P4"/>
      <text:p text:style-name="P3">1. Implémentez la spécification demandée<text:span text:style-name="T9"> de la manière la plus appropriée</text:span>.</text:p>
      <text:p text:style-name="P5"/>
      <text:p text:style-name="P6"><text:span text:style-name="T1">#5</text:span>.1<text:span text:style-name="T1"> code</text:span></text:p>
      <text:p text:style-name="P14">package et3.java.geometrie;</text:p>
      <text:p text:style-name="P14"/>
      <text:p text:style-name="P14">import java.lang.Object;</text:p>
      <text:p text:style-name="P14">import java.awt.Point;</text:p>
      <text:p text:style-name="P14">import java.awt.Color;</text:p>
      <text:p text:style-name="P14"/>
      <text:p text:style-name="P14">public abstract class Forme {</text:p>
      <text:p text:style-name="P14"><text:s text:c="4"/>protected Point centreDeGravite;</text:p>
      <text:p text:style-name="P14"><text:s text:c="4"/>protected Color color;</text:p>
      <text:p text:style-name="P14"><text:s text:c="4"/>protected String descption;</text:p>
      <text:p text:style-name="P14"/>
      <text:p text:style-name="P14"><text:s text:c="4"/>public Forme(){</text:p>
      <text:p text:style-name="P14"><text:s text:c="8"/>centreDeGravite.x = 0;</text:p>
      <text:p text:style-name="P14"><text:soft-page-break/><text:s text:c="8"/>centreDeGravite.y = 0;</text:p>
      <text:p text:style-name="P14"><text:s text:c="8"/>color = new Color(0,0,0);</text:p>
      <text:p text:style-name="P14"><text:s text:c="8"/>descption = "[ Forme inconnue\n" +</text:p>
      <text:p text:style-name="P14"><text:s text:c="16"/>"\t\t[ centre de gravité : x =0 , y =0]\n" +</text:p>
      <text:p text:style-name="P14"><text:s text:c="16"/>"\t\t[ couleur : r =0 , g =0 , b =0]\n" +</text:p>
      <text:p text:style-name="P14"><text:s text:c="16"/>"\t]";</text:p>
      <text:p text:style-name="P14"><text:s text:c="4"/>}</text:p>
      <text:p text:style-name="P14"><text:s text:c="4"/>public Forme(int x, int y){</text:p>
      <text:p text:style-name="P14"><text:s text:c="8"/>this();</text:p>
      <text:p text:style-name="P14"><text:s text:c="8"/>centreDeGravite.x = x;</text:p>
      <text:p text:style-name="P14"><text:s text:c="8"/>centreDeGravite.y = y;</text:p>
      <text:p text:style-name="P14"><text:s text:c="4"/>}</text:p>
      <text:p text:style-name="P14"/>
      <text:p text:style-name="P14"><text:s text:c="4"/>public Forme(int x, int y, int r, int g, int b){</text:p>
      <text:p text:style-name="P14"><text:s text:c="8"/>this(x,y);</text:p>
      <text:p text:style-name="P14"><text:s text:c="8"/>setColor(r,g,b);</text:p>
      <text:p text:style-name="P14"><text:s text:c="4"/>}</text:p>
      <text:p text:style-name="P14"/>
      <text:p text:style-name="P14"><text:s text:c="4"/>public Point getCentreDeGravite(){</text:p>
      <text:p text:style-name="P14"><text:s text:c="8"/>return (Point) centreDeGravite.clone();</text:p>
      <text:p text:style-name="P14"><text:s text:c="4"/>}</text:p>
      <text:p text:style-name="P14"/>
      <text:p text:style-name="P14"><text:s text:c="4"/>public void translation(int x, int y){</text:p>
      <text:p text:style-name="P14"><text:s text:c="8"/>centreDeGravite.x += x;</text:p>
      <text:p text:style-name="P14"><text:s text:c="8"/>centreDeGravite.y += y;</text:p>
      <text:p text:style-name="P14"><text:s text:c="4"/>}</text:p>
      <text:p text:style-name="P14"/>
      <text:p text:style-name="P14"><text:s text:c="4"/>public Color getColor(){</text:p>
      <text:p text:style-name="P14"><text:s text:c="8"/>return new Color(color.getRed(),color.getGreen(),color.getBlue()); //La classe Color n'implemente pas clonable</text:p>
      <text:p text:style-name="P14"><text:s text:c="4"/>}</text:p>
      <text:p text:style-name="P14"/>
      <text:p text:style-name="P14"><text:s text:c="4"/>public void setColor(int r, int b, int g){</text:p>
      <text:p text:style-name="P14"><text:s text:c="8"/>color = new Color(r,g,b); //On cree une nouvelle instance de couleur car la classe Color est immutable</text:p>
      <text:p text:style-name="P14"><text:s text:c="4"/>}</text:p>
      <text:p text:style-name="P14"/>
      <text:p text:style-name="P14"><text:s text:c="4"/>public String getDescption(){</text:p>
      <text:p text:style-name="P14"><text:s text:c="8"/>return descption;</text:p>
      <text:p text:style-name="P14"><text:s text:c="4"/>}</text:p>
      <text:p text:style-name="P14"/>
      <text:p text:style-name="P14"><text:s text:c="4"/>public void mettreAJourDesc(){</text:p>
      <text:p text:style-name="P14"><text:s text:c="8"/>descption = "[ Forme inconnue\n" +</text:p>
      <text:p text:style-name="P14"><text:s text:c="16"/>"\t\t[ centre de gravité : x ="+centreDeGravite.x+" , y ="+centreDeGravite.y+"]\n" +</text:p>
      <text:p text:style-name="P14"><text:s text:c="16"/>"\t\t[ couleur : r ="+color.getRed()+" , g ="+color.getGreen()+" , b ="+color.getBlue()+"]\n" +</text:p>
      <text:p text:style-name="P14"><text:s text:c="16"/>"\t]";</text:p>
      <text:p text:style-name="P14"><text:s text:c="4"/>}</text:p>
      <text:p text:style-name="P14"/>
      <text:p text:style-name="P14"/>
      <text:p text:style-name="P14"/>
      <text:p text:style-name="P11"><text:soft-page-break/><text:span text:style-name="T23">}</text:span><text:line-break/></text:p>
      <text:p text:style-name="P15"/>
      <text:p text:style-name="P2"/>
      <text:p text:style-name="P5"/>
      <text:p text:style-name="P5">2. On souhaite ajouter une forme de carré. <text:span text:style-name="T20">Faites en sorte de l’ajouter de la manière la plus efficace possible</text:span>.</text:p>
      <text:p text:style-name="P5"/>
      <text:p text:style-name="P6"><text:span text:style-name="T1">#5</text:span>.<text:span text:style-name="T9">2 code</text:span></text:p>
      <text:p text:style-name="P10">package et3.java.geometrie;</text:p>
      <text:p text:style-name="P10"/>
      <text:p text:style-name="P10">public final class Carre extends Forme{</text:p>
      <text:p text:style-name="P10"><text:s text:c="4"/>private int cote;</text:p>
      <text:p text:style-name="P10"/>
      <text:p text:style-name="P10"><text:s text:c="4"/>@Override</text:p>
      <text:p text:style-name="P10"><text:s text:c="4"/>public void mettreAJourDesc()</text:p>
      <text:p text:style-name="P10"><text:s text:c="4"/>{</text:p>
      <text:p text:style-name="P10"><text:s text:c="8"/>descption = "[ Carre\n" +</text:p>
      <text:p text:style-name="P10"><text:s text:c="16"/>"\t\t[ centre de gravité : x ="+centreDeGravite.x+" , y ="+centreDeGravite.y+"]\n" +</text:p>
      <text:p text:style-name="P10"><text:s text:c="16"/>"\t\t[ cote : "+cote+"]\n" +</text:p>
      <text:p text:style-name="P10"><text:s text:c="16"/>"\t\t[ couleur : r ="+color.getRed()+" , g ="+color.getGreen()+" , b ="+color.getBlue()+"]\n" +</text:p>
      <text:p text:style-name="P10"><text:s text:c="16"/>"\t]";</text:p>
      <text:p text:style-name="P10"/>
      <text:p text:style-name="P10"><text:s text:c="4"/>}</text:p>
      <text:p text:style-name="P10"><text:s text:c="4"/>public Carre(){</text:p>
      <text:p text:style-name="P10"><text:s text:c="8"/>super();</text:p>
      <text:p text:style-name="P10"><text:s text:c="8"/>cote = 0;</text:p>
      <text:p text:style-name="P10"><text:s text:c="8"/>this.mettreAJourDesc();</text:p>
      <text:p text:style-name="P10"><text:s text:c="4"/>}</text:p>
      <text:p text:style-name="P10"/>
      <text:p text:style-name="P10"><text:s text:c="4"/>public Carre(int x, int y, int cote){</text:p>
      <text:p text:style-name="P10"><text:s text:c="8"/>super(x,y);</text:p>
      <text:p text:style-name="P10"><text:s text:c="8"/>this.cote = cote;</text:p>
      <text:p text:style-name="P10"><text:s text:c="8"/>this.mettreAJourDesc();</text:p>
      <text:p text:style-name="P10"><text:s text:c="4"/>}</text:p>
      <text:p text:style-name="P10"/>
      <text:p text:style-name="P10"><text:s text:c="4"/>public Carre(int x, int y, int cote, int r, int g, int b){</text:p>
      <text:p text:style-name="P10"><text:s text:c="8"/>super(x,y,r,g,b);</text:p>
      <text:p text:style-name="P10"><text:s text:c="8"/>this.cote = cote;</text:p>
      <text:p text:style-name="P10"><text:s text:c="8"/>this.mettreAJourDesc();</text:p>
      <text:p text:style-name="P10"><text:s text:c="4"/>}</text:p>
      <text:p text:style-name="P10">}</text:p>
      <text:p text:style-name="P10"/>
      <text:p text:style-name="P2"/>
      <text:p text:style-name="P1"/>
      <text:p text:style-name="P1">3. On souhaite à présent pouvoir construire des listes de formes géométriques pour opérer des regroupements d’objets.<text:span text:style-name="T10"> </text:span>Commencez par créer une classe de test définissant un programme créant une collection sous<text:span text:style-name="T10"> </text:span>forme de liste utilisant la classe <text:span text:style-name="T5">java.util.ArrayList&lt;E&gt;</text:span>. Ajoutez à cette collection un objet<text:span text:style-name="T10"> </text:span><text:soft-page-break/>de chaque type de forme définie, et affichez le contenu de la liste à l’aide d’un itérateur. </text:p>
      <text:p text:style-name="P1"/>
      <text:p text:style-name="P6"><text:span text:style-name="T1">#5</text:span>.<text:span text:style-name="T10">3 code</text:span></text:p>
      <text:p text:style-name="P10">...</text:p>
      <text:p text:style-name="P10"/>
      <text:p text:style-name="P2"/>
      <text:p text:style-name="P1"/>
      <text:p text:style-name="P1"><text:span text:style-name="T10">4. </text:span>Quelles<text:span text:style-name="T10"> </text:span>sont les <text:span text:style-name="T21">versions des </text:span>méthodes <text:span text:style-name="T5">toString</text:span> qui sont appelées pour chaque objet ? Que se passe-t-il si l’on<text:span text:style-name="T10"> </text:span>enlève un élément de la collection à un indice qui n’existe pas ?</text:p>
      <text:p text:style-name="P5"/>
      <text:p text:style-name="P6"><text:span text:style-name="T1">#5</text:span>.<text:span text:style-name="T10">4 réponses</text:span></text:p>
      <text:p text:style-name="P9">...</text:p>
      <text:p text:style-name="P9"/>
      <text:p text:style-name="P2"/>
      <text:p text:style-name="P1"/>
      <text:p text:style-name="P1"><text:span text:style-name="T10">5. </text:span>Créez à présent une classe pour représenter une simple collection pour des formes<text:span text:style-name="T10"> </text:span>géométriques<text:span text:style-name="T10"> </text:span>uniquement par réutilisation<text:span text:style-name="T11"> (héritage)</text:span> de la classe <text:span text:style-name="T5">java.util.ArrayList&lt;E&gt;</text:span>.<text:span text:style-name="T12"> Ajoutez à cette classe une méthode </text:span><text:span text:style-name="T6">translation</text:span><text:span text:style-name="T12"> qui déplace </text:span>l’ensemble des objets d’une telle collection de formes géométriques, et<text:span text:style-name="T12"> </text:span>redéfinissez la méthode <text:span text:style-name="T5">toString</text:span> de manière à ce qu’elle produise un affichage plus approprié<text:span text:style-name="T12"> </text:span>pour la collection<text:span text:style-name="T16"> (incluant, notamment, le nombre d'éléments)</text:span>.<text:span text:style-name="T13"> Testez l'ensemble de ces méthodes.</text:span></text:p>
      <text:p text:style-name="P7"/>
      <text:p text:style-name="P6"><text:span text:style-name="T1">#5</text:span>.<text:span text:style-name="T10">5 code</text:span></text:p>
      <text:p text:style-name="P10">...</text:p>
      <text:p text:style-name="P10"/>
      <text:p text:style-name="P2"/>
      <text:p text:style-name="P2"/>
      <text:p text:style-name="P1"><text:span text:style-name="T13">6. </text:span>On souhaite à présent définir une collection qui permet<text:span text:style-name="T17">te</text:span> d’imposer que ses membres soient<text:span text:style-name="T13"> </text:span>des formes géométriques<text:span text:style-name="T18"> d'un même type</text:span>. Définissez une nouvelle classe sur le modèle de<text:span text:style-name="T13"> </text:span>la précédente, avec notamment la définition d<text:span text:style-name="T13">'une</text:span> méthode pour la translation,<text:span text:style-name="T13"> </text:span>ainsi que la redéfinition de la méthode <text:span text:style-name="T5">toString</text:span>. Confirmez à l’aide de tests qu’il n’est pas<text:span text:style-name="T13"> </text:span>possible de mélanger des formes géométriques de types différents et que cela est bien détecté à<text:span text:style-name="T13"> </text:span>la compilation.</text:p>
      <text:p text:style-name="P2"/>
      <text:p text:style-name="P6"><text:span text:style-name="T1">#5</text:span>.<text:span text:style-name="T13">6 code</text:span></text:p>
      <text:p text:style-name="P10">...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2" svg:font-family="'JetBrains Mono'"/>
    <style:font-face style:name="JetBrains Mono1" svg:font-family="'JetBrains Mono', monospace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5T21:22:33.100000000</meta:creation-date>
    <meta:editing-duration>PT44M1S</meta:editing-duration>
    <meta:editing-cycles>4</meta:editing-cycles>
    <meta:generator>Neat_Office/6.2.8.2$Windows_x86 LibreOffice_project/</meta:generator>
    <dc:date>2023-04-25T22:49:23.938000000</dc:date>
    <meta:document-statistic meta:table-count="0" meta:image-count="0" meta:object-count="0" meta:page-count="4" meta:paragraph-count="108" meta:word-count="733" meta:character-count="5260" meta:non-whitespace-character-count="4117"/>
  </office:meta>
</office:document-meta>
</file>